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signed</text:span><text:span text:style-name="T2"> </text:span><text:span text:style-name="T1">int</text:span><text:span text:style-name="T2"> port_array[256] =</text:span></text:p>
      <text:p text:style-name="Standard">{</text:p>
      <text:p text:style-name="Standard">0x0,</text:p>
      <text:p text:style-name="Standard">0x200000,<text:tab/></text:p>
      <text:p text:style-name="Standard">64,<text:tab/></text:p>
      <text:p text:style-name="Standard">2097216,<text:tab/></text:p>
      <text:p text:style-name="Standard">32768,<text:tab/></text:p>
      <text:p text:style-name="Standard">2129920,<text:tab/></text:p>
      <text:p text:style-name="Standard">32832,<text:tab/></text:p>
      <text:p text:style-name="Standard">2129984,<text:tab/></text:p>
      <text:p text:style-name="Standard">128,<text:tab/></text:p>
      <text:p text:style-name="Standard">2097280,<text:tab/></text:p>
      <text:p text:style-name="Standard">192,<text:tab/></text:p>
      <text:p text:style-name="Standard">2097344,<text:tab/></text:p>
      <text:p text:style-name="Standard">32896,<text:tab/></text:p>
      <text:p text:style-name="Standard">2130048,<text:tab/></text:p>
      <text:p text:style-name="Standard">32960,<text:tab/></text:p>
      <text:p text:style-name="Standard">2130112,<text:tab/></text:p>
      <text:p text:style-name="Standard">65536,<text:tab/></text:p>
      <text:p text:style-name="Standard">2162688,<text:tab/></text:p>
      <text:p text:style-name="Standard">65600,<text:tab/></text:p>
      <text:p text:style-name="Standard">2162752,<text:tab/></text:p>
      <text:p text:style-name="Standard">98304,<text:tab/></text:p>
      <text:p text:style-name="Standard">2195456,<text:tab/></text:p>
      <text:p text:style-name="Standard">98368,<text:tab/></text:p>
      <text:p text:style-name="Standard">2195520,<text:tab/></text:p>
      <text:p text:style-name="Standard">65664,<text:tab/></text:p>
      <text:p text:style-name="Standard">2162816,<text:tab/></text:p>
      <text:p text:style-name="Standard">65728,<text:tab/></text:p>
      <text:p text:style-name="Standard">2162880,<text:tab/></text:p>
      <text:p text:style-name="Standard">98432,<text:tab/></text:p>
      <text:p text:style-name="Standard">2195584,<text:tab/></text:p>
      <text:p text:style-name="Standard">98496,<text:tab/></text:p>
      <text:p text:style-name="Standard">2195648,<text:tab/></text:p>
      <text:p text:style-name="Standard">256,<text:tab/></text:p>
      <text:p text:style-name="Standard">2097408,<text:tab/></text:p>
      <text:p text:style-name="Standard">320,<text:tab/></text:p>
      <text:p text:style-name="Standard">2097472,<text:tab/></text:p>
      <text:p text:style-name="Standard">33024,<text:tab/></text:p>
      <text:p text:style-name="Standard">2130176,<text:tab/></text:p>
      <text:p text:style-name="Standard">33088,<text:tab/></text:p>
      <text:p text:style-name="Standard">2130240,<text:tab/></text:p>
      <text:p text:style-name="Standard">384,<text:tab/></text:p>
      <text:p text:style-name="Standard">2097536,<text:tab/></text:p>
      <text:p text:style-name="Standard">448,<text:tab/></text:p>
      <text:p text:style-name="Standard">2097600,<text:tab/></text:p>
      <text:p text:style-name="Standard">33152,<text:tab/></text:p>
      <text:p text:style-name="Standard">2130304,<text:tab/></text:p>
      <text:p text:style-name="Standard">33216,<text:tab/></text:p>
      <text:p text:style-name="Standard">2130368,<text:tab/></text:p>
      <text:p text:style-name="Standard">65792,<text:tab/></text:p>
      <text:p text:style-name="Standard">2162944,<text:tab/></text:p>
      <text:p text:style-name="Standard"><text:soft-page-break/>65856,<text:tab/></text:p>
      <text:p text:style-name="Standard">2163008,<text:tab/></text:p>
      <text:p text:style-name="Standard">98560,<text:tab/></text:p>
      <text:p text:style-name="Standard">2195712,<text:tab/></text:p>
      <text:p text:style-name="Standard">98624,<text:tab/></text:p>
      <text:p text:style-name="Standard">2195776,<text:tab/></text:p>
      <text:p text:style-name="Standard">65920,<text:tab/></text:p>
      <text:p text:style-name="Standard">2163072,<text:tab/></text:p>
      <text:p text:style-name="Standard">65984,<text:tab/></text:p>
      <text:p text:style-name="Standard">2163136,<text:tab/></text:p>
      <text:p text:style-name="Standard">98688,<text:tab/></text:p>
      <text:p text:style-name="Standard">2195840,<text:tab/></text:p>
      <text:p text:style-name="Standard">98752,<text:tab/></text:p>
      <text:p text:style-name="Standard">2195904,<text:tab/></text:p>
      <text:p text:style-name="Standard">524288,<text:tab/></text:p>
      <text:p text:style-name="Standard">2621440,<text:tab/></text:p>
      <text:p text:style-name="Standard">524352,<text:tab/></text:p>
      <text:p text:style-name="Standard">2621504,<text:tab/></text:p>
      <text:p text:style-name="Standard">557056,<text:tab/></text:p>
      <text:p text:style-name="Standard">2654208,<text:tab/></text:p>
      <text:p text:style-name="Standard">557120,<text:tab/></text:p>
      <text:p text:style-name="Standard">2654272,<text:tab/></text:p>
      <text:p text:style-name="Standard">524416,<text:tab/></text:p>
      <text:p text:style-name="Standard">2621568,<text:tab/></text:p>
      <text:p text:style-name="Standard">524480,<text:tab/></text:p>
      <text:p text:style-name="Standard">2621632,<text:tab/></text:p>
      <text:p text:style-name="Standard">557184,<text:tab/></text:p>
      <text:p text:style-name="Standard">2654336,<text:tab/></text:p>
      <text:p text:style-name="Standard">557248,<text:tab/></text:p>
      <text:p text:style-name="Standard">2654400,<text:tab/></text:p>
      <text:p text:style-name="Standard">589824,<text:tab/></text:p>
      <text:p text:style-name="Standard">2686976,<text:tab/></text:p>
      <text:p text:style-name="Standard">589888,<text:tab/></text:p>
      <text:p text:style-name="Standard">2687040,<text:tab/></text:p>
      <text:p text:style-name="Standard">622592,<text:tab/></text:p>
      <text:p text:style-name="Standard">2719744,<text:tab/></text:p>
      <text:p text:style-name="Standard">622656,<text:tab/></text:p>
      <text:p text:style-name="Standard">2719808,<text:tab/></text:p>
      <text:p text:style-name="Standard">589952,<text:tab/></text:p>
      <text:p text:style-name="Standard">2687104,<text:tab/></text:p>
      <text:p text:style-name="Standard">590016,<text:tab/></text:p>
      <text:p text:style-name="Standard">2687168,<text:tab/></text:p>
      <text:p text:style-name="Standard">622720,<text:tab/></text:p>
      <text:p text:style-name="Standard">2719872,<text:tab/></text:p>
      <text:p text:style-name="Standard">622784,<text:tab/></text:p>
      <text:p text:style-name="Standard">2719936,<text:tab/></text:p>
      <text:p text:style-name="Standard">524544,<text:tab/></text:p>
      <text:p text:style-name="Standard">2621696,<text:tab/></text:p>
      <text:p text:style-name="Standard">524608,<text:tab/></text:p>
      <text:p text:style-name="Standard">2621760,<text:tab/></text:p>
      <text:p text:style-name="Standard">557312,<text:tab/></text:p>
      <text:p text:style-name="Standard">2654464,<text:tab/></text:p>
      <text:p text:style-name="Standard"><text:soft-page-break/>557376,<text:tab/></text:p>
      <text:p text:style-name="Standard">2654528,<text:tab/></text:p>
      <text:p text:style-name="Standard">524672,<text:tab/></text:p>
      <text:p text:style-name="Standard">2621824,<text:tab/></text:p>
      <text:p text:style-name="Standard">524736,<text:tab/></text:p>
      <text:p text:style-name="Standard">2621888,<text:tab/></text:p>
      <text:p text:style-name="Standard">557440,<text:tab/></text:p>
      <text:p text:style-name="Standard">2654592,<text:tab/></text:p>
      <text:p text:style-name="Standard">557504,<text:tab/></text:p>
      <text:p text:style-name="Standard">2654656,<text:tab/></text:p>
      <text:p text:style-name="Standard">590080,<text:tab/></text:p>
      <text:p text:style-name="Standard">2687232,<text:tab/></text:p>
      <text:p text:style-name="Standard">590144,<text:tab/></text:p>
      <text:p text:style-name="Standard">2687296,<text:tab/></text:p>
      <text:p text:style-name="Standard">622848,<text:tab/></text:p>
      <text:p text:style-name="Standard">2720000,<text:tab/></text:p>
      <text:p text:style-name="Standard">622912,<text:tab/></text:p>
      <text:p text:style-name="Standard">2720064,<text:tab/></text:p>
      <text:p text:style-name="Standard">590208,<text:tab/></text:p>
      <text:p text:style-name="Standard">2687360,<text:tab/></text:p>
      <text:p text:style-name="Standard">590272,<text:tab/></text:p>
      <text:p text:style-name="Standard">2687424,<text:tab/></text:p>
      <text:p text:style-name="Standard">622976,<text:tab/></text:p>
      <text:p text:style-name="Standard">2720128,<text:tab/></text:p>
      <text:p text:style-name="Standard">623040,<text:tab/></text:p>
      <text:p text:style-name="Standard">2720192,<text:tab/></text:p>
      <text:p text:style-name="Standard">512,<text:tab/></text:p>
      <text:p text:style-name="Standard">2097664,<text:tab/></text:p>
      <text:p text:style-name="Standard">576,<text:tab/></text:p>
      <text:p text:style-name="Standard">2097728,<text:tab/></text:p>
      <text:p text:style-name="Standard">33280,<text:tab/></text:p>
      <text:p text:style-name="Standard">2130432,<text:tab/></text:p>
      <text:p text:style-name="Standard">33344,<text:tab/></text:p>
      <text:p text:style-name="Standard">2130496,<text:tab/></text:p>
      <text:p text:style-name="Standard">640,<text:tab/></text:p>
      <text:p text:style-name="Standard">2097792,<text:tab/></text:p>
      <text:p text:style-name="Standard">704,<text:tab/></text:p>
      <text:p text:style-name="Standard">2097856,<text:tab/></text:p>
      <text:p text:style-name="Standard">33408,<text:tab/></text:p>
      <text:p text:style-name="Standard">2130560,<text:tab/></text:p>
      <text:p text:style-name="Standard">33472,<text:tab/></text:p>
      <text:p text:style-name="Standard">2130624,<text:tab/></text:p>
      <text:p text:style-name="Standard">66048,<text:tab/></text:p>
      <text:p text:style-name="Standard">2163200,<text:tab/></text:p>
      <text:p text:style-name="Standard">66112,<text:tab/></text:p>
      <text:p text:style-name="Standard">2163264,<text:tab/></text:p>
      <text:p text:style-name="Standard">98816,<text:tab/></text:p>
      <text:p text:style-name="Standard">2195968,<text:tab/></text:p>
      <text:p text:style-name="Standard">98880,<text:tab/></text:p>
      <text:p text:style-name="Standard">2196032,<text:tab/></text:p>
      <text:p text:style-name="Standard">66176,<text:tab/></text:p>
      <text:p text:style-name="Standard">2163328,<text:tab/></text:p>
      <text:p text:style-name="Standard"><text:soft-page-break/>66240,<text:tab/></text:p>
      <text:p text:style-name="Standard">2163392,<text:tab/></text:p>
      <text:p text:style-name="Standard">98944,<text:tab/></text:p>
      <text:p text:style-name="Standard">2196096,<text:tab/></text:p>
      <text:p text:style-name="Standard">99008,<text:tab/></text:p>
      <text:p text:style-name="Standard">2196160,<text:tab/></text:p>
      <text:p text:style-name="Standard">768,<text:tab/></text:p>
      <text:p text:style-name="Standard">2097920,<text:tab/></text:p>
      <text:p text:style-name="Standard">832,<text:tab/></text:p>
      <text:p text:style-name="Standard">2097984,<text:tab/></text:p>
      <text:p text:style-name="Standard">33536,<text:tab/></text:p>
      <text:p text:style-name="Standard">2130688,<text:tab/></text:p>
      <text:p text:style-name="Standard">33600,<text:tab/></text:p>
      <text:p text:style-name="Standard">2130752,<text:tab/></text:p>
      <text:p text:style-name="Standard">896,<text:tab/></text:p>
      <text:p text:style-name="Standard">2098048,<text:tab/></text:p>
      <text:p text:style-name="Standard">960,<text:tab/></text:p>
      <text:p text:style-name="Standard">2098112,<text:tab/></text:p>
      <text:p text:style-name="Standard">33664,<text:tab/></text:p>
      <text:p text:style-name="Standard">2130816,<text:tab/></text:p>
      <text:p text:style-name="Standard">33728,<text:tab/></text:p>
      <text:p text:style-name="Standard">2130880,<text:tab/></text:p>
      <text:p text:style-name="Standard">66304,<text:tab/></text:p>
      <text:p text:style-name="Standard">2163456,<text:tab/></text:p>
      <text:p text:style-name="Standard">66368,<text:tab/></text:p>
      <text:p text:style-name="Standard">2163520,<text:tab/></text:p>
      <text:p text:style-name="Standard">99072,<text:tab/></text:p>
      <text:p text:style-name="Standard">2196224,<text:tab/></text:p>
      <text:p text:style-name="Standard">99136,<text:tab/></text:p>
      <text:p text:style-name="Standard">2196288,<text:tab/></text:p>
      <text:p text:style-name="Standard">66432,<text:tab/></text:p>
      <text:p text:style-name="Standard">2163584,<text:tab/></text:p>
      <text:p text:style-name="Standard">66496,<text:tab/></text:p>
      <text:p text:style-name="Standard">2163648,<text:tab/></text:p>
      <text:p text:style-name="Standard">99200,<text:tab/></text:p>
      <text:p text:style-name="Standard">2196352,<text:tab/></text:p>
      <text:p text:style-name="Standard">99264,<text:tab/></text:p>
      <text:p text:style-name="Standard">2196416,<text:tab/></text:p>
      <text:p text:style-name="Standard">524800,<text:tab/></text:p>
      <text:p text:style-name="Standard">2621952,<text:tab/></text:p>
      <text:p text:style-name="Standard">524864,<text:tab/></text:p>
      <text:p text:style-name="Standard">2622016,<text:tab/></text:p>
      <text:p text:style-name="Standard">557568,<text:tab/></text:p>
      <text:p text:style-name="Standard">2654720,<text:tab/></text:p>
      <text:p text:style-name="Standard">557632,<text:tab/></text:p>
      <text:p text:style-name="Standard">2654784,<text:tab/></text:p>
      <text:p text:style-name="Standard">524928,<text:tab/></text:p>
      <text:p text:style-name="Standard">2622080,<text:tab/></text:p>
      <text:p text:style-name="Standard">524992,<text:tab/></text:p>
      <text:p text:style-name="Standard">2622144,<text:tab/></text:p>
      <text:p text:style-name="Standard">557696,<text:tab/></text:p>
      <text:p text:style-name="Standard">2654848,<text:tab/></text:p>
      <text:p text:style-name="Standard"><text:soft-page-break/>557760,<text:tab/></text:p>
      <text:p text:style-name="Standard">2654912,<text:tab/></text:p>
      <text:p text:style-name="Standard">590336,<text:tab/></text:p>
      <text:p text:style-name="Standard">2687488,<text:tab/></text:p>
      <text:p text:style-name="Standard">590400,<text:tab/></text:p>
      <text:p text:style-name="Standard">2687552,<text:tab/></text:p>
      <text:p text:style-name="Standard">623104,<text:tab/></text:p>
      <text:p text:style-name="Standard">2720256,<text:tab/></text:p>
      <text:p text:style-name="Standard">623168,<text:tab/></text:p>
      <text:p text:style-name="Standard">2720320,<text:tab/></text:p>
      <text:p text:style-name="Standard">590464,<text:tab/></text:p>
      <text:p text:style-name="Standard">2687616,<text:tab/></text:p>
      <text:p text:style-name="Standard">590528,<text:tab/></text:p>
      <text:p text:style-name="Standard">2687680,<text:tab/></text:p>
      <text:p text:style-name="Standard">623232,<text:tab/></text:p>
      <text:p text:style-name="Standard">2720384,<text:tab/></text:p>
      <text:p text:style-name="Standard">623296,<text:tab/></text:p>
      <text:p text:style-name="Standard">2720448,<text:tab/></text:p>
      <text:p text:style-name="Standard">525056,<text:tab/></text:p>
      <text:p text:style-name="Standard">2622208,<text:tab/></text:p>
      <text:p text:style-name="Standard">525120,<text:tab/></text:p>
      <text:p text:style-name="Standard">2622272,<text:tab/></text:p>
      <text:p text:style-name="Standard">557824,<text:tab/></text:p>
      <text:p text:style-name="Standard">2654976,<text:tab/></text:p>
      <text:p text:style-name="Standard">557888,<text:tab/></text:p>
      <text:p text:style-name="Standard">2655040,<text:tab/></text:p>
      <text:p text:style-name="Standard">525184,<text:tab/></text:p>
      <text:p text:style-name="Standard">2622336,<text:tab/></text:p>
      <text:p text:style-name="Standard">525248,<text:tab/></text:p>
      <text:p text:style-name="Standard">2622400,<text:tab/></text:p>
      <text:p text:style-name="Standard">557952,<text:tab/></text:p>
      <text:p text:style-name="Standard">2655104,<text:tab/></text:p>
      <text:p text:style-name="Standard">558016,<text:tab/></text:p>
      <text:p text:style-name="Standard">2655168,<text:tab/></text:p>
      <text:p text:style-name="Standard">590592,<text:tab/></text:p>
      <text:p text:style-name="Standard">2687744,<text:tab/></text:p>
      <text:p text:style-name="Standard">590656,<text:tab/></text:p>
      <text:p text:style-name="Standard">2687808,<text:tab/></text:p>
      <text:p text:style-name="Standard">623360,<text:tab/></text:p>
      <text:p text:style-name="Standard">2720512,<text:tab/></text:p>
      <text:p text:style-name="Standard">623424,<text:tab/></text:p>
      <text:p text:style-name="Standard">2720576,<text:tab/></text:p>
      <text:p text:style-name="Standard">590720,<text:tab/></text:p>
      <text:p text:style-name="Standard">2687872,<text:tab/></text:p>
      <text:p text:style-name="Standard">590784,<text:tab/></text:p>
      <text:p text:style-name="Standard">2687936,<text:tab/></text:p>
      <text:p text:style-name="Standard">623488,<text:tab/></text:p>
      <text:p text:style-name="Standard">2720640,<text:tab/></text:p>
      <text:p text:style-name="Standard">623552,<text:tab/></text:p>
      <text:p text:style-name="P2">2720704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wolowik </meta:initial-creator>
    <meta:creation-date>2010-10-12T19:44:10</meta:creation-date>
    <dc:date>2010-10-12T20:07:21</dc:date>
    <dc:creator>mwolowik </dc:creator>
    <meta:editing-duration>PT00H23M11S</meta:editing-duration>
    <meta:editing-cycles>32</meta:editing-cycles>
    <meta:generator>OpenOffice.org/3.2$Linux OpenOffice.org_project/320m12$Build-9483</meta:generator>
    <meta:document-statistic meta:table-count="0" meta:image-count="0" meta:object-count="0" meta:page-count="5" meta:paragraph-count="259" meta:word-count="262" meta:character-count="2109"/>
  </office:meta>
</office:document-meta>
</file>